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5.2382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3854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co14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Quotation" table:style-name="ta1" table:print-ranges="Quotation.A2:Quotation.AE1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22"/>
        <table:table-column table:style-name="co10" table:default-cell-style-name="ce6"/>
        <table:table-column table:style-name="co11" table:default-cell-style-name="ce30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3" table:number-columns-repeated="2" table:default-cell-style-name="ce6"/>
        <table:table-column table:style-name="co14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31in" svg:height="2.6787in" svg:x="3.1543in" svg:y="0.1091in" draw:caption-point-x="-3.1543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6787in" svg:x="7.7508in" svg:y="0.1091in" draw:caption-point-x="-7.7508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791in" svg:height="2.6787in" svg:x="8.8272in" svg:y="0.1091in" draw:caption-point-x="-8.8272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559in" svg:height="2.6787in" svg:x="10.5555in" svg:y="0.1091in" draw:caption-point-x="-10.5555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8.2713in" svg:height="0.8913in" svg:x="11.7295in" svg:y="0.0213in" draw:caption-point-x="-11.7295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4.2717in" svg:height="2.0083in" svg:x="13.0555in" svg:y="0.0213in" draw:caption-point-x="-13.0555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4.2717in" svg:height="2.0083in" svg:x="13.9469in" svg:y="0.0213in" draw:caption-point-x="-13.9469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6.1118in" svg:height="1.3638in" svg:x="15.3268in" svg:y="0.0213in" draw:caption-point-x="-15.3268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465in" svg:height="2.6787in" svg:x="16.2177in" svg:y="0.1091in" draw:caption-point-x="-16.2177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276in" svg:height="2.6787in" svg:x="18.8913in" svg:y="0.1091in" draw:caption-point-x="-18.8913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3.0882in" svg:height="2.6787in" svg:x="20.7386in" svg:y="0.1091in" draw:caption-point-x="-20.7386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4in" svg:height="2.6787in" svg:x="23.5984in" svg:y="0.1091in" draw:caption-point-x="-23.5984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1244in" svg:height="2.6787in" svg:x="24.0224in" svg:y="0.1091in" draw:caption-point-x="-24.0224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598in" svg:height="2.6787in" svg:x="25.5976in" svg:y="0.1091in" draw:caption-point-x="-25.5976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3921in" svg:height="2.6787in" svg:x="30.9256in" svg:y="0.1091in" draw:caption-point-x="-30.9256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6" office:value-type="string">
            <text:p>Examples</text:p>
          </table:table-cell>
          <table:table-cell table:style-name="ce36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5" office:value-type="string">
            <office:annotation draw:style-name="gr1" draw:text-style-name="P1" svg:width="1.7508in" svg:height="2.6787in" svg:x="36.2512in" svg:y="0.1091in" draw:caption-point-x="-36.2512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1.7724in" svg:height="2.6787in" svg:x="37.2291in" svg:y="0.1091in" draw:caption-point-x="-37.2291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0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Quotation">
              <text:p>Quotation</text:p>
            </table:table-cell>
            <table:table-cell table:style-name="ce2" office:value-type="string">
              <text:p>Quotation. Details</text:p>
            </table:table-cell>
            <table:table-cell table:style-name="ce9"/>
            <table:table-cell table:style-name="ce9" office:value-type="string">
              <text:p>Quotation</text:p>
            </table:table-cell>
            <table:table-cell table:style-name="ce9" table:number-columns-repeated="9"/>
            <table:table-cell table:style-name="ce9" office:value-type="string">
              <text:p>Purchase Order</text:p>
            </table:table-cell>
            <table:table-cell table:style-name="ce20"/>
            <table:table-cell table:style-name="ce9" office:value-type="string">
              <text:p>ABIE</text:p>
            </table:table-cell>
            <table:table-cell table:style-name="ce27" office:value-type="string">
              <text:p>The document used to quote for the provision of goods and services.</text:p>
            </table:table-cell>
            <table:table-cell table:style-name="ce27"/>
            <table:table-cell table:style-name="ce37"/>
            <table:table-cell table:style-name="ce40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8"/>
            <table:table-cell table:style-name="ce46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Quotation. UBL Version Identifier. Identifier</text:p>
          </table:table-cell>
          <table:table-cell table:style-name="ce10"/>
          <table:table-cell office:value-type="string">
            <text:p>Quotation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Quotation. Customization Identifier. Identifier</text:p>
          </table:table-cell>
          <table:table-cell table:style-name="ce10"/>
          <table:table-cell table:style-name="Default" office:value-type="string">
            <text:p>Quotation</text:p>
          </table:table-cell>
          <table:table-cell table:style-name="ce14"/>
          <table:table-cell table:style-name="ce14" office:value-type="string">
            <text:p>Customization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Identifies a user-defined customization of UBL for a specific use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Quotation. Profile Identifier. Identifier</text:p>
          </table:table-cell>
          <table:table-cell table:style-name="ce10"/>
          <table:table-cell office:value-type="string">
            <text:p>Quotation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Identifies a user-defined profile of the subset of UBL being used.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Quotation. Identifier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Quotation assigned by the Seller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Quotation. Copy_ Indicator. Indicator</text:p>
          </table:table-cell>
          <table:table-cell/>
          <table:table-cell office:value-type="string">
            <text:p>Quot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Quotation is a copy (true) or not (false)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Quotation. UUID. Identifier</text:p>
          </table:table-cell>
          <table:table-cell/>
          <table:table-cell office:value-type="string">
            <text:p>Quotation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Quotation instance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Quotation. Issue Date. Dat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Seller on which the Quotation was issued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Quotation. Issue Time. Tim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Seller on which the Quotation was issued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Quotation. Note. Text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-form text applying to the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Quotation. Pricing_ Currency Code. Code</text:p>
          </table:table-cell>
          <table:table-cell/>
          <table:table-cell office:value-type="string">
            <text:p>Quotation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Quotation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Quotation. Line Count. Numeric</text:p>
          </table:table-cell>
          <table:table-cell/>
          <table:table-cell office:value-type="string">
            <text:p>Quotation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3]&lt;&gt;&quot;&quot;;CONCATENATE([.F13];&quot; &quot;;[.G13]);[.G13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Numeric. Type">
            <text:p>Numeric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Quotation. Validity_ Period. Period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Validity</text:p>
          </table:table-cell>
          <table:table-cell table:style-name="ce11"/>
          <table:table-cell table:style-name="ce11"/>
          <table:table-cell table:style-name="ce4" table:formula="oooc:=[.M14]" office:value-type="string" office:string-value="Period">
            <text:p>Period</text:p>
          </table:table-cell>
          <table:table-cell table:style-name="ce4" table:formula="oooc:=[.M14]" office:value-type="string" office:string-value="Period">
            <text:p>Period</text:p>
          </table:table-cell>
          <table:table-cell table:style-name="ce4" table:number-columns-repeated="2"/>
          <table:table-cell table:style-name="ce11"/>
          <table:table-cell table:style-name="ce18" office:value-type="string">
            <text:p>Period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The period for which the Quotation is valid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6" table:number-columns-repeated="115"/>
          <table:table-cell table:number-columns-repeated="110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RequestForQuotationDocumentReference">
            <text:p>RequestForQuotationDocumentReference</text:p>
          </table:table-cell>
          <table:table-cell table:style-name="ce4" office:value-type="string">
            <text:p>Quotation. Request For Quotation_ Document Reference. Document Reference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Request For Quotation</text:p>
          </table:table-cell>
          <table:table-cell table:style-name="ce11"/>
          <table:table-cell table:style-name="ce11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Request For Quotation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Quotation. Additional_ Document Reference. Document Reference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4" table:formula="oooc:=[.M16]" office:value-type="string" office:string-value="Document Reference">
            <text:p>Document Reference</text:p>
          </table:table-cell>
          <table:table-cell table:style-name="ce4" table:formula="oooc:=[.M16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ther documents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20"/>
          <table:table-cell table:style-name="ce4"/>
          <table:table-cell table:style-name="ce11" table:number-columns-repeated="6"/>
          <table:table-cell table:number-columns-repeated="187"/>
          <table:table-cell table:style-name="ce6" table:number-columns-repeated="19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Quotation. Contract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17]" office:value-type="string" office:string-value="Contract">
            <text:p>Contract</text:p>
          </table:table-cell>
          <table:table-cell table:style-name="ce4" table:formula="oooc:=[.M17]" office:value-type="string" office:string-value="Contract">
            <text:p>Contract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ntract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a framework agreement or contract.</text:p>
          </table:table-cell>
          <table:table-cell table:style-name="ce33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Quotation. Signature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18]" office:value-type="string" office:string-value="Signature">
            <text:p>Signature</text:p>
          </table:table-cell>
          <table:table-cell table:style-name="ce4" table:formula="oooc:=[.M18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Quotation with zero or more signatures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Quotation. Seller_ Supplier Party. Supplier Party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Seller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Quotation. Originator_ Customer Party. Customer Party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Originator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Quotation. Delivery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1]" office:value-type="string" office:string-value="Delivery">
            <text:p>Delivery</text:p>
          </table:table-cell>
          <table:table-cell table:style-name="ce4" table:formula="oooc:=[.M21]" office:value-type="string" office:string-value="Delivery">
            <text:p>Delive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Quotation. Delivery Terms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2]" office:value-type="string" office:string-value="Delivery Terms">
            <text:p>Delivery Terms</text:p>
          </table:table-cell>
          <table:table-cell table:style-name="ce4" table:formula="oooc:=[.M22]" office:value-type="string" office:string-value="Delivery Terms">
            <text:p>Delivery Term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 Terms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 Terms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Quotation. Payment Means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3]" office:value-type="string" office:string-value="Payment Means">
            <text:p>Payment Means</text:p>
          </table:table-cell>
          <table:table-cell table:style-name="ce4" table:formula="oooc:=[.M23]" office:value-type="string" office:string-value="Payment Means">
            <text:p>Payment Mean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yment Means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potential Payment Means for Orders related to this Quotation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Quotation. Transaction Conditions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4]" office:value-type="string" office:string-value="Transaction Conditions">
            <text:p>Transaction Conditions</text:p>
          </table:table-cell>
          <table:table-cell table:style-name="ce4" table:formula="oooc:=[.M24]" office:value-type="string" office:string-value="Transaction Conditions">
            <text:p>Transaction Condition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ransaction Conditions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with any purchasing, sales or payment conditions applying to Orders related to this Quotation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office:value-type="string">
            <text:p>previous sales condition</text:p>
          </table:table-cell>
          <table:table-cell table:style-name="ce11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Quotation. Allowance Charge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5]" office:value-type="string" office:string-value="Allowance Charge">
            <text:p>Allowance Charge</text:p>
          </table:table-cell>
          <table:table-cell table:style-name="ce4" table:formula="oooc:=[.M25]" office:value-type="string" office:string-value="Allowance Charge">
            <text:p>Allowance Charg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Allowance Charg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llowances and Charges that apply to the Quotation as a whole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Quotation. Destination_ Country. Country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Destination</text:p>
          </table:table-cell>
          <table:table-cell table:style-name="ce11"/>
          <table:table-cell table:style-name="ce11"/>
          <table:table-cell table:style-name="ce4" table:formula="oooc:=[.M26]" office:value-type="string" office:string-value="Country">
            <text:p>Country</text:p>
          </table:table-cell>
          <table:table-cell table:style-name="ce4" table:formula="oooc:=[.M26]" office:value-type="string" office:string-value="Country">
            <text:p>Count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untr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country of destination (for customs purposes for potential orders)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Quotation. Tax Total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7]" office:value-type="string" office:string-value="Tax Total">
            <text:p>Tax Total</text:p>
          </table:table-cell>
          <table:table-cell table:style-name="ce4" table:formula="oooc:=[.M27]" office:value-type="string" office:string-value="Tax Total">
            <text:p>Tax Total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ax Total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total tax amount of the Order (as estimated by the Seller)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QuotedMonetaryTotal">
            <text:p>QuotedMonetaryTotal</text:p>
          </table:table-cell>
          <table:table-cell table:style-name="ce4" office:value-type="string">
            <text:p>Quotation. Quoted_ Monetary Total. Monetary Total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Quoted</text:p>
          </table:table-cell>
          <table:table-cell table:style-name="ce11"/>
          <table:table-cell table:style-name="ce11"/>
          <table:table-cell table:style-name="ce4" table:formula="oooc:=[.M28]" office:value-type="string" office:string-value="Monetary Total">
            <text:p>Monetary Total</text:p>
          </table:table-cell>
          <table:table-cell table:style-name="ce4" table:formula="oooc:=[.M28]" office:value-type="string" office:string-value="Monetary Total">
            <text:p>Monetary Total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Monetary Total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ation to the total amounts for the Order net of allowances and taxes (as quoted by the Seller)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QuotationLine">
            <text:p>QuotationLine</text:p>
          </table:table-cell>
          <table:table-cell table:style-name="ce4" office:value-type="string">
            <text:p>Quotation. Quotation Line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9]" office:value-type="string" office:string-value="Quotation Line">
            <text:p>Quotation Line</text:p>
          </table:table-cell>
          <table:table-cell table:style-name="ce4" table:formula="oooc:=[.M29]" office:value-type="string" office:string-value="Quotation Line">
            <text:p>Quotation Lin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Quotation Line</text:p>
          </table:table-cell>
          <table:table-cell table:style-name="ce11"/>
          <table:table-cell table:style-name="ce25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ne or more Quotation Lines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2"/>
          <table:table-cell table:style-name="ce39"/>
          <table:table-cell table:style-name="ce35"/>
          <table:table-cell table:style-name="ce5" table:number-columns-repeated="11"/>
          <table:table-cell table:number-columns-repeated="225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Quotation.$A$1" table:cell-range-address="$Quotation.$A$1:.$IV$1"/>
        <table:named-expression table:name="BuiltIn_AutoFilter___1" table:base-cell-address="$Quotation.$A$1" table:expression="&quot;$Invoice.$#REF!$#REF!:$#REF!$#REF!&quot;"/>
        <table:named-range table:name="Excel_BuiltIn_Print_Titles_1_1" table:base-cell-address="$Quotation.$A$1" table:cell-range-address="$Quotation.$A$2:.$IC$2"/>
        <table:named-expression table:name="Excel_BuiltIn_Print_Titles_1___0" table:base-cell-address="$Quotation.$A$1" table:expression="&quot;$Invoice.$#REF!$#REF!:$#REF!$#REF!&quot;"/>
        <table:named-range table:name="Excel_BuiltIn_Print_Area_1" table:base-cell-address="$Quotation.$A$1" table:cell-range-address="$Quotation.$A$2:.$AE$19" table:range-usable-as="print-range"/>
        <table:named-range table:name="Excel_BuiltIn_Print_Titles_1" table:base-cell-address="$Quotation.$A$1" table:cell-range-address="$Quotation.$A$2:.$IV$2" table:range-usable-as="repeat-column repeat-row"/>
      </table:named-expressions>
      <table:database-ranges>
        <table:database-range table:name="Excel_BuiltIn__FilterDatabase_1" table:target-range-address="Quotation.A1:Quotation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3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3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9:17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14"/>
  </office:meta>
</office:document-meta>
</file>